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11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2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13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14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16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7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1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19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20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21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22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24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5" style:family="paragraph" style:parent-style-name="Standard">
      <style:text-properties style:font-name="Rosario" fo:font-size="16pt" style:text-underline-style="none" officeooo:paragraph-rsid="00272098"/>
    </style:style>
    <style:style style:name="P26" style:family="paragraph" style:parent-style-name="Standard">
      <style:text-properties style:font-name="Rosario" fo:font-size="16pt" officeooo:paragraph-rsid="001c26a0"/>
    </style:style>
    <style:style style:name="P27" style:family="paragraph" style:parent-style-name="Standard">
      <style:text-properties style:font-name="Rosario" fo:font-size="16pt" officeooo:paragraph-rsid="001e4566"/>
    </style:style>
    <style:style style:name="P28" style:family="paragraph" style:parent-style-name="Standard">
      <style:text-properties style:font-name="Rosario" fo:font-size="16pt" officeooo:paragraph-rsid="00272098"/>
    </style:style>
    <style:style style:name="P29" style:family="paragraph" style:parent-style-name="Standard">
      <style:text-properties style:font-name="Rosario" fo:font-size="16pt" officeooo:paragraph-rsid="002dd88d"/>
    </style:style>
    <style:style style:name="P30" style:family="paragraph" style:parent-style-name="Standard">
      <style:text-properties style:font-name="Rosario" fo:font-size="16pt" officeooo:paragraph-rsid="003c96d3"/>
    </style:style>
    <style:style style:name="P31" style:family="paragraph" style:parent-style-name="Standard">
      <style:text-properties style:font-name="Rosario" officeooo:rsid="000d5d2f" officeooo:paragraph-rsid="000d5d2f"/>
    </style:style>
    <style:style style:name="P32" style:family="paragraph" style:parent-style-name="Standard">
      <style:text-properties style:font-name="Rosario" officeooo:rsid="000d5d2f" officeooo:paragraph-rsid="001e4566"/>
    </style:style>
    <style:style style:name="P33" style:family="paragraph" style:parent-style-name="Standard">
      <style:text-properties style:font-name="Rosario" officeooo:rsid="000d5d2f" officeooo:paragraph-rsid="002dd88d"/>
    </style:style>
    <style:style style:name="P34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8" style:family="paragraph" style:parent-style-name="Standard">
      <style:text-properties officeooo:paragraph-rsid="0024ed32"/>
    </style:style>
    <style:style style:name="P39" style:family="paragraph" style:parent-style-name="Standard">
      <style:text-properties officeooo:paragraph-rsid="0033e64f"/>
    </style:style>
    <style:style style:name="P40" style:family="paragraph" style:parent-style-name="Standard">
      <style:text-properties officeooo:paragraph-rsid="003711d1"/>
    </style:style>
    <style:style style:name="T1" style:family="text">
      <style:text-properties officeooo:rsid="000e4ced"/>
    </style:style>
    <style:style style:name="T2" style:family="text">
      <style:text-properties officeooo:rsid="00148c69"/>
    </style:style>
    <style:style style:name="T3" style:family="text">
      <style:text-properties officeooo:rsid="001650c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087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650c5"/>
    </style:style>
    <style:style style:name="T8" style:family="text">
      <style:text-properties style:text-underline-style="none" officeooo:rsid="0018087a"/>
    </style:style>
    <style:style style:name="T9" style:family="text">
      <style:text-properties style:text-underline-style="none" officeooo:rsid="00199499" style:font-size-asian="16pt" style:font-size-complex="16pt"/>
    </style:style>
    <style:style style:name="T10" style:family="text">
      <style:text-properties style:text-underline-style="none" officeooo:rsid="000e5d2e" style:font-size-asian="16pt" style:font-size-complex="16pt"/>
    </style:style>
    <style:style style:name="T11" style:family="text">
      <style:text-properties style:text-underline-style="none" officeooo:rsid="0010c575" style:font-size-asian="16pt" style:font-size-complex="16pt"/>
    </style:style>
    <style:style style:name="T12" style:family="text">
      <style:text-properties style:text-underline-style="none" officeooo:rsid="001d5c1b" style:font-size-asian="16pt" style:font-size-complex="16pt"/>
    </style:style>
    <style:style style:name="T13" style:family="text">
      <style:text-properties style:text-underline-style="none" officeooo:rsid="00439bd6" style:font-size-asian="16pt" style:font-size-complex="16pt"/>
    </style:style>
    <style:style style:name="T14" style:family="text">
      <style:text-properties style:text-underline-style="none" officeooo:rsid="00443102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4e5203" style:font-size-asian="16pt" style:font-size-complex="16pt"/>
    </style:style>
    <style:style style:name="T19" style:family="text">
      <style:text-properties style:text-underline-style="none" officeooo:rsid="0055fe58" style:font-size-asian="16pt" style:font-size-complex="16pt"/>
    </style:style>
    <style:style style:name="T20" style:family="text">
      <style:text-properties style:font-name="Rosario" fo:font-size="16pt" officeooo:rsid="000d5d2f" style:font-size-asian="16pt" style:font-size-complex="16pt"/>
    </style:style>
    <style:style style:name="T21" style:family="text">
      <style:text-properties style:font-name="Rosario" fo:font-size="16pt" officeooo:rsid="001650c5" style:font-size-asian="16pt" style:font-size-complex="16pt"/>
    </style:style>
    <style:style style:name="T22" style:family="text">
      <style:text-properties style:font-name="Rosario" fo:font-size="16pt" officeooo:rsid="0018087a" style:font-size-asian="16pt" style:font-size-complex="16pt"/>
    </style:style>
    <style:style style:name="T23" style:family="text">
      <style:text-properties style:font-name="Rosario" fo:font-size="16pt" officeooo:rsid="0024ed32" style:font-size-asian="16pt" style:font-size-complex="16pt"/>
    </style:style>
    <style:style style:name="T24" style:family="text">
      <style:text-properties style:font-name="Rosario" fo:font-size="16pt" officeooo:rsid="0033e64f" style:font-size-asian="16pt" style:font-size-complex="16pt"/>
    </style:style>
    <style:style style:name="T25" style:family="text">
      <style:text-properties style:font-name="Rosario" fo:font-size="16pt" officeooo:rsid="003c96d3" style:font-size-asian="16pt" style:font-size-complex="16pt"/>
    </style:style>
    <style:style style:name="T26" style:family="text">
      <style:text-properties style:font-name="Rosario" fo:font-size="16pt" style:text-underline-style="none" officeooo:rsid="00199499" style:font-size-asian="16pt" style:font-size-complex="16pt"/>
    </style:style>
    <style:style style:name="T27" style:family="text">
      <style:text-properties style:font-name="Rosario" fo:font-size="16pt" style:text-underline-style="none" officeooo:rsid="000e5d2e" style:font-size-asian="16pt" style:font-size-complex="16pt"/>
    </style:style>
    <style:style style:name="T28" style:family="text">
      <style:text-properties style:font-name="Rosario" fo:font-size="16pt" style:text-underline-style="none" officeooo:rsid="003711d1" style:font-size-asian="16pt" style:font-size-complex="16pt"/>
    </style:style>
    <style:style style:name="T29" style:family="text">
      <style:text-properties style:font-name="Rosario" fo:font-size="16pt" style:text-underline-style="none" officeooo:rsid="00272098" style:font-size-asian="16pt" style:font-size-complex="16pt"/>
    </style:style>
    <style:style style:name="T30" style:family="text">
      <style:text-properties officeooo:rsid="00199499"/>
    </style:style>
    <style:style style:name="T31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32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33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34" style:family="text">
      <style:text-properties officeooo:rsid="001e4566"/>
    </style:style>
    <style:style style:name="T35" style:family="text">
      <style:text-properties officeooo:rsid="001650c5" style:font-size-asian="16pt" style:font-size-complex="16pt"/>
    </style:style>
    <style:style style:name="T36" style:family="text">
      <style:text-properties officeooo:rsid="000d5d2f" style:font-size-asian="16pt" style:font-size-complex="16pt"/>
    </style:style>
    <style:style style:name="T37" style:family="text">
      <style:text-properties officeooo:rsid="000e4ced" style:font-size-asian="16pt" style:font-size-complex="16pt"/>
    </style:style>
    <style:style style:name="T38" style:family="text">
      <style:text-properties officeooo:rsid="002dd88d" style:font-size-asian="16pt" style:font-size-complex="16pt"/>
    </style:style>
    <style:style style:name="T39" style:family="text">
      <style:text-properties officeooo:rsid="00410b5d" style:font-size-asian="16pt" style:font-size-complex="16pt"/>
    </style:style>
    <style:style style:name="T40" style:family="text">
      <style:text-properties officeooo:rsid="000e5d2e" style:font-size-asian="16pt" style:font-size-complex="16pt"/>
    </style:style>
    <style:style style:name="T41" style:family="text">
      <style:text-properties officeooo:rsid="001ebb4a"/>
    </style:style>
    <style:style style:name="T42" style:family="text">
      <style:text-properties officeooo:rsid="001f0597"/>
    </style:style>
    <style:style style:name="T43" style:family="text">
      <style:text-properties officeooo:rsid="00215066"/>
    </style:style>
    <style:style style:name="T44" style:family="text">
      <style:text-properties officeooo:rsid="002327b1"/>
    </style:style>
    <style:style style:name="T45" style:family="text">
      <style:text-properties officeooo:rsid="002bc622"/>
    </style:style>
    <style:style style:name="T46" style:family="text">
      <style:text-properties officeooo:rsid="002ed877"/>
    </style:style>
    <style:style style:name="T47" style:family="text">
      <style:text-properties officeooo:rsid="00309943"/>
    </style:style>
    <style:style style:name="T48" style:family="text">
      <style:text-properties officeooo:rsid="0031aae0"/>
    </style:style>
    <style:style style:name="T49" style:family="text">
      <style:text-properties officeooo:rsid="0032a564"/>
    </style:style>
    <style:style style:name="T50" style:family="text">
      <style:text-properties officeooo:rsid="0033987e"/>
    </style:style>
    <style:style style:name="T51" style:family="text">
      <style:text-properties officeooo:rsid="0045c958"/>
    </style:style>
    <style:style style:name="T52" style:family="text">
      <style:text-properties officeooo:rsid="004c7be9"/>
    </style:style>
    <style:style style:name="T53" style:family="text">
      <style:text-properties officeooo:rsid="0053d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isa Tiempo Ordinario</text:p>
      <text:p text:style-name="P15"/>
      <text:p text:style-name="P1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1">SEÑOR TEN PIEDAD: Kyrie eleison (Misa Es grande el amor del Señor)</text:p>
      <text:p text:style-name="P1"><text:a xlink:type="simple" xlink:href="https://www.youtube.com/watch?v=A05UQvgKbqg" text:style-name="Internet_20_link" text:visited-style-name="Visited_20_Internet_20_Link">https://www.youtube.com/watch?v=A05UQvgKbqg</text:a></text:p>
      <text:p text:style-name="P1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1"><text:span text:style-name="T6">SALMO </text:span><text:span text:style-name="T7">RESPONSORI</text:span><text:span text:style-name="T8">AL</text:span>: Melodía “<text:span text:style-name="T3">Aquí estoy Señor”</text:span></text:p>
      <text:p text:style-name="P1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1"><text:a xlink:type="simple" xlink:href="https://www.youtube.com/watch?v=tyy1a-jGURQ" text:style-name="Internet_20_link" text:visited-style-name="Visited_20_Internet_20_Link">https://www.youtube.com/watch?v=tyy1a-jGURQ</text:a></text:p>
      <text:p text:style-name="P1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8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1">CORDERO <text:span text:style-name="T30">DE DIOS</text:span>: Cordero de Dios (Misa Es grande el amor del Señor)</text:p>
      <text:p text:style-name="P1"><text:a xlink:type="simple" xlink:href="https://www.youtube.com/watch?v=Zc_hndf_e_U" text:style-name="Internet_20_link" text:visited-style-name="Visited_20_Internet_20_Link">https://www.youtube.com/watch?v=Zc_hndf_e_U</text:a></text:p>
      <text:p text:style-name="P1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1"><text:span text:style-name="T30">SALIDA</text:span>: Toda hermosa eres María (Alejandro Vega Matu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oft-page-break/>Misa Cristo Rey del Universo</text:p>
      <text:p text:style-name="P31"/>
      <text:p text:style-name="P14"><text:span text:style-name="T3">ENTRADA</text:span>: Cantate Domino <text:span text:style-name="T1">(</text:span><text:span text:style-name="T2">George Frederich </text:span><text:span text:style-name="T1">Hëndel) </text:span><text:span text:style-name="T51">(Solista: Linda y Favian)</text:span></text:p>
      <text:p text:style-name="P10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4">ArautosdoEvangelho</text:span></text:a></text:p>
      <text:p text:style-name="P2">SEÑOR TEN PIEDAD: Kyrie eleison (Misa Es grande el amor del Señor)</text:p>
      <text:p text:style-name="P2"><text:a xlink:type="simple" xlink:href="https://www.youtube.com/watch?v=A05UQvgKbqg" text:style-name="Internet_20_link" text:visited-style-name="Visited_20_Internet_20_Link">https://www.youtube.com/watch?v=A05UQvgKbqg</text:a></text:p>
      <text:p text:style-name="P2">GLORIA: Gloria (Misa Es grande el amor del Señor) <text:span text:style-name="T51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1">SALMO <text:span text:style-name="T3">RESPONSORI</text:span><text:span text:style-name="T5">AL</text:span>: El Señor reina (Misa Cristo Rey) <text:span text:style-name="T51">(Solista: Linda)</text:span></text:p>
      <text:p text:style-name="P10"><text:span text:style-name="T30">ALELUYA</text:span>: Aleluya (Misa Cristo Rey) <text:span text:style-name="T51">(Solista: Contraltos)</text:span></text:p>
      <text:p text:style-name="P16"><text:span text:style-name="T30">OFERTORIO</text:span>: Sagrario del altar (Misa Cristo Rey) <text:span text:style-name="T51">(Solista: Sopranos)</text:span></text:p>
      <text:p text:style-name="P3">SANTO: Santo (Misa Es grande el amor del Señor) <text:span text:style-name="T51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30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26"><text:span text:style-name="T9">COMUNIÓN</text:span><text:span text:style-name="T10">: Oh buen Jesús (</text:span><text:span text:style-name="T31">Hno. León de H.E.C.</text:span><text:span text:style-name="T10">) </text:span><text:span text:style-name="T15">(Sol</text:span><text:span text:style-name="T16">ista:</text:span><text:span text:style-name="T17"> Sopranos</text:span><text:span text:style-name="T15">)</text:span></text:p>
      <text:p text:style-name="P20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27"><text:span text:style-name="T9">SALIDA</text:span><text:span text:style-name="T10">: </text:span><text:span text:style-name="T11">Mater amabilis </text:span><text:span text:style-name="T12">(</text:span><text:span text:style-name="T33">Rogelio Álvarez Meneses</text:span><text:span text:style-name="T12">)</text:span></text:p>
      <text:p text:style-name="P19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oft-page-break/>Misa <text:span text:style-name="T34">A</text:span><text:span text:style-name="T45">d</text:span><text:span text:style-name="T34">viento</text:span></text:p>
      <text:p text:style-name="P32"/>
      <text:p text:style-name="P27"><text:span text:style-name="T35">ENTRADA</text:span><text:span text:style-name="T36">: </text:span><text:span text:style-name="T39">Maranatha (Marco Frisina)</text:span></text:p>
      <text:p text:style-name="P22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4">SEÑOR TEN PIEDAD: Kyrie eleison (Misa<text:span text:style-name="T41">l Romano</text:span>)</text:p>
      <text:p text:style-name="P4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5">GLORIA: Gloria (Misa<text:span text:style-name="T42">l Romano</text:span>)</text:p>
      <text:p text:style-name="P5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38"><text:span text:style-name="T20">SALMO </text:span><text:span text:style-name="T21">RESPONSORI</text:span><text:span text:style-name="T22">AL</text:span><text:span text:style-name="T20">:</text:span><text:span text:style-name="T23">Melodia “</text:span><text:span text:style-name="T25">Cristo Rey</text:span><text:span text:style-name="T23">” </text:span><text:span text:style-name="T25">()</text:span></text:p>
      <text:p text:style-name="P12"><text:span text:style-name="T30">ALELUYA</text:span>: Aleluya (Misa <text:span text:style-name="T43">Comunitaria</text:span>)</text:p>
      <text:p text:style-name="P12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17"><text:span text:style-name="T30">OFERTORIO</text:span><text:span text:style-name="T43">: Mira a tu Iglesia, oh José </text:span><text:span text:style-name="T52">(J. A. de S. Sebastián, O.M.C.</text:span><text:span text:style-name="T43">)</text:span></text:p>
      <text:p text:style-name="P17"><text:a xlink:type="simple" xlink:href="https://www.youtube.com/watch?v=7xAkaVFOy78&amp;ab_channel=IglesiadelSalvadordeToledo-España-" text:style-name="Internet_20_link" text:visited-style-name="Visited_20_Internet_20_Link">https://www.youtube.com/watch?v=7xAkaVFOy78&amp;ab_channel=IglesiadelSalvadordeToledo-Espa%C3%B1a-</text:a></text:p>
      <text:p text:style-name="P6">SANTO: San<text:span text:style-name="T43">c</text:span>t<text:span text:style-name="T43">us</text:span> (Misa <text:span text:style-name="T43">Romano</text:span>)</text:p>
      <text:p text:style-name="P6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4">CORDERO <text:span text:style-name="T30">DE DIOS</text:span>: <text:span text:style-name="T44">Agnus Dei</text:span> (Misa<text:span text:style-name="T44">l Romano</text:span>)</text:p>
      <text:p text:style-name="P4"><text:a xlink:type="simple" xlink:href="https://www.youtube.com/watch?v=_6JvY-cfw7Y&amp;ab_channel=OCPWorshipResources" text:style-name="Internet_20_link" text:visited-style-name="Visited_20_Internet_20_Link"><text:span text:style-name="T6">https://www.youtube.com/watch?v=_6JvY-cfw7Y&amp;ab_channel=OCPWorshipResources</text:span></text:a></text:p>
      <text:p text:style-name="P28"><text:span text:style-name="T9">COMUNIÓN</text:span><text:span text:style-name="T10">: </text:span><text:span text:style-name="T19">Enmanuel, Dios con nosotros ()</text:span></text:p>
      <text:p text:style-name="P30"><text:span text:style-name="T9">SALIDA</text:span><text:span text:style-name="T10">: </text:span><text:span text:style-name="T11">Mater amabilis </text:span><text:span text:style-name="T12">(</text:span><text:span text:style-name="T33">Rogelio Álvarez Meneses</text:span><text:span text:style-name="T12">)</text:span></text:p>
      <text:p text:style-name="P24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4"/>
      <text:p text:style-name="P28"><text:span text:style-name="T10"/></text:p>
      <text:p text:style-name="P28"><text:span text:style-name="T10"/></text:p>
      <text:p text:style-name="P25"><text:span text:style-name="T40"/></text:p>
      <text:p text:style-name="P28"><text:span text:style-name="T10"/></text:p>
      <text:p text:style-name="P37"><text:soft-page-break/>Misa <text:span text:style-name="T46">Navidad</text:span></text:p>
      <text:p text:style-name="P33"/>
      <text:p text:style-name="P29"><text:span text:style-name="T35">ENTRADA</text:span><text:span text:style-name="T36">: </text:span><text:span text:style-name="T38">Dios descansa</text:span><text:span text:style-name="T36"> </text:span><text:span text:style-name="T37">(</text:span><text:span text:style-name="T32">Tradicional ingles</text:span><text:span text:style-name="T37">)</text:span></text:p>
      <text:p text:style-name="P2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9">SEÑOR TEN PIEDAD: <text:span text:style-name="T53">God have merci</text:span> (M<text:span text:style-name="T47">ass of light</text:span>)</text:p>
      <text:p text:style-name="P7">GLORIA: Glor<text:span text:style-name="T47">y to God</text:span> (M<text:span text:style-name="T47">ass of light</text:span>)</text:p>
      <text:p text:style-name="P7"><text:a xlink:type="simple" xlink:href="https://www.youtube.com/watch?v=SP3zWN7YQLE&amp;ab_channel=4daluvofnikki" text:style-name="Internet_20_link" text:visited-style-name="Visited_20_Internet_20_Link"><text:span text:style-name="T6">https://www.youtube.com/watch?v=SP3zWN7YQLE&amp;ab_channel=4daluvofnikki</text:span></text:a></text:p>
      <text:p text:style-name="P39"><text:span text:style-name="T20">SALMO </text:span><text:span text:style-name="T21">RESPONSORI</text:span><text:span text:style-name="T22">AL</text:span><text:span text:style-name="T20">:</text:span><text:span text:style-name="T23">Melodia “</text:span><text:span text:style-name="T24">Salmo 147</text:span><text:span text:style-name="T23">” (</text:span><text:span text:style-name="T24">Laudis Canticum</text:span><text:span text:style-name="T23">)</text:span></text:p>
      <text:p text:style-name="P13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13"><text:span text:style-name="T30">ALELUYA</text:span>: Aleluya (Misa <text:span text:style-name="T50">Ritmica</text:span>)</text:p>
      <text:p text:style-name="P13"><text:a xlink:type="simple" xlink:href="https://www.youtube.com/watch?v=nOOyOSwb1Sc&amp;ab_channel=AlejandroMejía-Topic" text:style-name="Internet_20_link" text:visited-style-name="Visited_20_Internet_20_Link"><text:span text:style-name="T6">https://www.youtube.com/watch?v=nOOyOSwb1Sc&amp;ab_channel=AlejandroMej%C3%ADa-Topic</text:span></text:a></text:p>
      <text:p text:style-name="P18"><text:span text:style-name="T30">OFERTORIO</text:span><text:span text:style-name="T43">: Sagrario del altar (Misa Cristo Rey)</text:span></text:p>
      <text:p text:style-name="P7">SANTO: <text:span text:style-name="T48">Holly, holly</text:span> (M<text:span text:style-name="T48">ass of light</text:span>)</text:p>
      <text:p text:style-name="P7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7">CORDERO <text:span text:style-name="T30">DE DIOS</text:span>: <text:span text:style-name="T49">Lamb of God</text:span> (M<text:span text:style-name="T49">ass of light</text:span>)</text:p>
      <text:p text:style-name="P7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29"><text:span text:style-name="T9">COMUNIÓN</text:span><text:span text:style-name="T10">: </text:span><text:span text:style-name="T14">Dulce Jesús mío (El salvador de Toledo)</text:span></text:p>
      <text:p text:style-name="P29"><text:a xlink:type="simple" xlink:href="https://www.youtube.com/watch?v=7w0ta134XGg&amp;ab_channel=IglesiadelSalvadordeToledo-España-" text:style-name="Internet_20_link" text:visited-style-name="Visited_20_Internet_20_Link"><text:span text:style-name="T14">https://www.youtube.com/watch?v=7w0ta134XGg&amp;ab_channel=IglesiadelSalvadordeToledo-Espa%C3%B1a-</text:span></text:a></text:p>
      <text:p text:style-name="P40"><text:span text:style-name="T26">SALIDA</text:span><text:span text:style-name="T27">: </text:span><text:span text:style-name="T28">Salve regina</text:span><text:span text:style-name="T29"> (</text:span><text:span text:style-name="T28">Raymond Lefevre</text:span><text:span text:style-name="T29">)</text:span></text:p>
      <text:p text:style-name="P21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11-04T18:01:23.714662641</dc:date>
    <meta:editing-duration>P3DT13H34M58S</meta:editing-duration>
    <meta:editing-cycles>48</meta:editing-cycles>
    <meta:generator>LibreOffice/24.2.4.2$Linux_X86_64 LibreOffice_project/420$Build-2</meta:generator>
    <meta:print-date>2024-10-27T18:40:41.664414859</meta:print-date>
    <meta:printed-by>Archivos PDF</meta:printed-by>
    <meta:document-statistic meta:table-count="0" meta:image-count="0" meta:object-count="0" meta:page-count="4" meta:paragraph-count="68" meta:word-count="350" meta:character-count="4060" meta:non-whitespace-character-count="3778"/>
  </office:meta>
</office:document-meta>
</file>